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/>
    <style:style style:name="P2" style:family="paragraph" style:parent-style-name="Heading_20_1">
      <style:text-properties fo:font-size="16.2000007629395pt" style:font-size-asian="18.2000007629395pt" style:font-size-complex="18.2000007629395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bold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36a46" officeooo:paragraph-rsid="00136a46" style:font-weight-asian="normal" style:font-weight-complex="normal"/>
    </style:style>
    <style:style style:name="P6" style:family="paragraph" style:parent-style-name="Standard" style:list-style-name="L2">
      <style:paragraph-properties fo:text-align="justify" style:justify-single-word="false"/>
      <style:text-properties fo:font-weight="normal" officeooo:rsid="00136a46" officeooo:paragraph-rsid="00136a46" style:font-weight-asian="normal" style:font-weight-complex="normal"/>
    </style:style>
    <style:style style:name="P7" style:family="paragraph" style:parent-style-name="Standard" style:list-style-name="L2">
      <style:paragraph-properties fo:text-align="justify" style:justify-single-word="false"/>
      <style:text-properties fo:font-weight="normal" officeooo:rsid="00136a46" officeooo:paragraph-rsid="001567f2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36a46" officeooo:paragraph-rsid="001567f2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36a46" officeooo:paragraph-rsid="00164297" style:font-weight-asian="normal" style:font-weight-complex="normal"/>
    </style:style>
    <style:style style:name="P10" style:family="paragraph" style:parent-style-name="Standard" style:list-style-name="L6"/>
    <style:style style:name="P11" style:family="paragraph" style:parent-style-name="Text_20_body">
      <style:text-properties officeooo:paragraph-rsid="0017c4cb"/>
    </style:style>
    <style:style style:name="T1" style:family="text">
      <style:text-properties officeooo:rsid="001567f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.1000003814697pt" style:font-size-asian="16.1000003814697pt" style:font-size-complex="16.1000003814697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F132 : Programmation Structurée en C</text:p>
      <text:p text:style-name="P4"/>
      <text:p text:style-name="P4">Mode d’emploi projet 1 </text:p>
      <text:p text:style-name="Standard"/>
      <text:p text:style-name="P3">MEMBRE DU GROUPE :</text:p>
      <text:p text:style-name="Standard"/>
      <text:list xml:id="list4158248603" text:style-name="L6">
        <text:list-item>
          <text:p text:style-name="P10">MEKA MOISE CHRISTIAN JUNIOR 21T2561</text:p>
        </text:list-item>
        <text:list-item>
          <text:p text:style-name="P10"><text:s/>DJONTHU DJONTHU MAURICE JUNIOR 21T2557</text:p>
        </text:list-item>
        <text:list-item>
          <text:p text:style-name="P10"><text:s/>WANDJI DOUYON JOËL LANDRY 21T2578</text:p>
        </text:list-item>
      </text:list>
      <text:p text:style-name="Standard"/>
      <text:h text:style-name="Heading_20_2" text:outline-level="2" text:is-list-header="true"><text:span text:style-name="T7">1- </text:span><text:span text:style-name="T3">Présentation</text:span><text:span text:style-name="T7"> du projet</text:span></text:h>
      <text:p text:style-name="P5">Le projet intitulé gestion du club des étudiants consiste en <text:s/>la création<text:span text:style-name="T1"> d’un programme C pour gérer le dit club. Ce programme propose dix (10) actions :</text:span></text:p>
      <text:list xml:id="list1439740271" text:style-name="L2">
        <text:list-item>
          <text:p text:style-name="P6">Saisir les étudiants</text:p>
        </text:list-item>
        <text:list-item>
          <text:p text:style-name="P6">Ajouter un étudiant</text:p>
        </text:list-item>
        <text:list-item>
          <text:p text:style-name="P6">Modifier les données d’un étudiants</text:p>
        </text:list-item>
        <text:list-item>
          <text:p text:style-name="P6">Supprimer les données d'un étudiant</text:p>
        </text:list-item>
        <text:list-item>
          <text:p text:style-name="P6">Afficher tous les étudiants</text:p>
        </text:list-item>
        <text:list-item>
          <text:p text:style-name="P7">Solvabilités de chaque étudiant</text:p>
        </text:list-item>
        <text:list-item>
          <text:p text:style-name="P7">Étudiants Insolvables</text:p>
        </text:list-item>
        <text:list-item>
          <text:p text:style-name="P7">Statistiques de solvabilité</text:p>
        </text:list-item>
        <text:list-item>
          <text:p text:style-name="P7"><text:s/>Supprimer les étudiants totalement insolvables</text:p>
        </text:list-item>
        <text:list-item>
          <text:p text:style-name="P7"><text:s/>Rechercher un étudiant</text:p>
        </text:list-item>
      </text:list>
      <text:p text:style-name="P8"/>
      <text:p text:style-name="P9">La manipulation des étudiants se fait à travers un tableau d’enregistrement où le numéro CNI et l’age sont des <text:span text:style-name="T2">int, </text:span>le nom, le prénom, le niveau et la filière sont de type <text:span text:style-name="T2">chaîne de caractère (char *&lt;Nom de la variable&gt;), </text:span>les cotisations sont manipulées dans un tableau de <text:span text:style-name="T2">float</text:span>.</text:p>
      <text:h text:style-name="P2" text:outline-level="1">2- <text:span text:style-name="T4">Manipulation du programme</text:span></text:h>
      <text:p text:style-name="P11"><text:span text:style-name="T4">Ici nous allons voir les spécification de certaine action.</text:span></text:p>
      <text:p text:style-name="P11"><text:span text:style-name="T4">a) Saisir : Ici on entre progressivement chaque étudiant et à chaque fois on doit répondre à la question </text:span><text:span text:style-name="T5">Voulez vous entrer un nouvel etudiant ? 1=Oui/0=Non : </text:span><text:span text:style-name="T6">pour entrer un nouvel étudia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4T13:19:01.170012580</meta:creation-date>
    <dc:date>2022-04-24T14:25:41.670308833</dc:date>
    <meta:editing-duration>PT3M47S</meta:editing-duration>
    <meta:editing-cycles>1</meta:editing-cycles>
    <meta:document-statistic meta:table-count="0" meta:image-count="0" meta:object-count="0" meta:page-count="1" meta:paragraph-count="22" meta:word-count="205" meta:character-count="1230" meta:non-whitespace-character-count="1054"/>
    <meta:generator>LibreOffice/6.4.7.2$Linux_X86_64 LibreOffice_project/40$Build-2</meta:generator>
  </office:meta>
</office:document-meta>
</file>